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जीएसटीक लागून सरकाराचीं टेंडरांवर्क ऑर्डरी आडकल्यात जीएसटीचो जीएसआरांचेरय परिणाम रस्ते उदाकच्यो पायपलायनी पडटल्यो काय ना हाचेरच प्रस्नचिन्न.</text:p>
      <text:p>मुखेल मायनिंग केशींत दिगंबर कामतीक आवूळपाचे एसआयटीचे यत्न अटकपूर्व जामिनाचेर सुनावणी धुकल्ली शुक्रारा प्रफुल हेदे लीज केशींत एसआयटीची कोर्टाक अजून जाप ना</text:p>
      <text:p>इंटिग्रेटेड कोस्टल झोन मॅनेजमँटाखाला गोंयचो हजार कोटींपरस मायज खर्चाच्या प्रकल्पांचो प्लान वल्ड बॅंकेन पास केल्यार बाराशें पंचावन्न कोटींचे प्रकल्प.</text:p>
      <text:p>खोला पारयेकट्यार एक्सिडेंटांत 14 जाणांक लागलो मार फॅस्ताक भरून वतना बस परतली 9 जाण हॉस्पिसियोंत दुसरे एक्सिडॅन्टांत कांसावले विचित्र एक्सिडॅन्टांत 22 वर्साचें चली गेलें</text:p>
      <text:p>राज्य चलयांचे क्रिकेटीक फुडल्या म्हयन्यांत सुरवात आदले इंडिया प्लेयर देविका पळशीकराचे मार्गदर्शनाखाला गोंयच्या चलयांची नेटान तयारी.</text:p>
      <text:p>जीएसटीक लागून सरकाराचीं टेंडरांवर्क ऑर्डरी आडकल्यात. हाचेर फुडले कांय दिसांभीतर उपाय काडपाचो यत्न चल्ला. जीएसटीचो सरकाराचीं कामा करुंक वापरतात ते जीएसआरांचेरय म्हणल्यार गोवा शेड्युल्ड रेटसांचेरय परिणाम जाला. रेटस हाल्ल्यात. ते परत थारावचे पडटले. ताका कितलो वेळ लागत हाची शाश्वती ना. सध्या तरी रस्ते उदाकच्यो पायपलायनी पडटल्यो काय ना हाचेरच प्रस्नचिन्नूच. पीडब्ल्युडी मंत्री सध्या जातलें रोकडेंच म्हूण वेळ मारुन व्हरता.</text:p>
      <text:p>मुखेल मायनिंग केशींत दिगंबर कामतीक अटकपूर्व जामीन मेळचो न्ही म्हूण सोमारा एसआयटीन बरेच यत्न केले. लिजांचो डिले कंडोन करपाचेर उंचेल्या सरकारी अधिकायांनी कामतीक शिटकावणी दिल्ली पूण ताणें आयकलें ना म्हूण एसआयटीन दावो केलो. सोमारा कांयच निर्णय जालो ना. प्रकरण शुक्रारा धुकल्ले. एसआयटीन अजूनय से फायल करूंक नाशिल्ल्यान प्रफुल हेदे लीज रिनिव्हल केशींत कामतीच्या अटकपूर्व जामिन अर्जाची सुनावणी 7 डिसेंबराक दवरल्या.</text:p>
      <text:p>घेवया एक कमर्शीयल ब्रेक</text:p>
      <text:p>गोंय सरकारान इंटिग्रेटेड कोस्टल झोन मॅनेजमँटाखाला हजार कोटींपरस मायज खर्चाच्या प्रकल्पांचो प्लान केला. प्रकल्पांक केंद्राचो आदार मेळटलो. दर्यादेगांची धूप थांबोवप सीवरेज स्कीम खाजन जमनींचो सांबाळ तशेंच हेर प्रकल्पांचें मॅन्टेन्स आनी पर्यावरणाक मार बसनासतना दर्यादेगांची स्थायी उदरगत अशे प्रकल्प प्लानाखाला आसात. केंद्रीय पर्यावरण वन आनी हवामान बदल मंत्रालय अकराशे कोटी मायज मोडटलें. गोंय सरकार 62 कोटी मोडटलो.</text:p>
      <text:p>सरकारान कोस्टल झोन मॅनेजमँट प्लान बेगीन करून केंद्राक धाडचो. ह्या प्लानांत नुस्तेकारांचो फुडार आसा. सत्ताधारी आमदारांक कामांक फंड दिवपाचें मुख्यमंत्र्यान जाहीर केला. हें संविधानाक धरून ना म्हूण कॉंग्रेसीचो प्रदेश अध्यक्ष शांताराम नायक उलयलो.</text:p>
      <text:p>पर्वरकारांचो उदकाचो प्रस्न सोडोवंक कारें पर्वरी साडेसशीं एम थ्री ओव्हर हेड टाकयेचें काम सुरु जालें. उक्तावणाक पीडब्ल्युडी मंत्री सुदिन ढवळीकार आनी पर्वरेचो आमदार आयटी मंत्री रोहन खंवटे झेडपी आनी पंच आशिल्ले. पर्वरेकारांक दिल्ली आश्वासना एक एक करुन तडीक लायतलों म्हूण रोहन उलयलो.</text:p>
      <text:p>घेवया एक कमर्शीयल ब्रेक</text:p>
      <text:p>कुंकळे फाटले दोन – तीन म्हयने जाले कोयर ट्रीटूच करुंकना म्हूण कुकळकारांचो बोवाळ ताणीं आमदार क्लाफासियोडायस आनी प्रदुशण नियंत्रण मंडळाचे टिमीक घेवन गारबेज प्लांटांचें इन्सपॅक्शन मागिल्लें मात अजार म्हणल्यार सेक्यूरीटीन आमदाराक भीतर सरपाक दिलोच ना सीओ आनी नगराध्यक्ष आयल्या उपरांत गेट उघडल्या आता खंय पालिका प्लांट नितळ करतली.</text:p>
      <text:p>वास्कोच्या कथीत बेकायदेशीर बहुमजली बिल्डिंगेचो प्रधान जिल्लो जुईजान प्रतिकात्मक ताबो घेतलो. हायकोर्टाच्या आदेशाप्रमाण ही कारवाय जाल्या. ही बिल्डिंग खंय मुरगांवचो नगराध्यक्ष दिपक नायकाच्या ताब्यांत आसा. हें प्रकरण बेनामी प्रॉपर्टीच्या वेव्हाराचें आसूं येता म्हूण कोर्टान दुबाव उक्तायल्लो. कोर्टान केस 18 डिसेंबराक दवरल्या.</text:p>
      <text:p>घेवया एक कमर्शीयल ब्रेक</text:p>
      <text:p>खोला पारयेकट्यार एक्सिडेंटांत 14 जाण जखमी जाल्यात 9 जाणांक हॉस्पिसीयोंत शिफ्ट केले तातूंतल्या दोगा जाणांक बरोच मार लागला. मिनी बस परतल्ल्यान एक्सिडेंट जालो त्या स्पॉटार खंय एक्सिडेंट जायत आसतात. दुसऱ्या एका घडणुकेंत सकाळी कासावलें एका विचित्र एक्सिडॅन्टांत 22 वर्साचें सिबील फालेरो गेलें. धाकलो भाव गाडी रिव्हर्सांत घेतना भयणीक मोखली</text:p>
      <text:p>तीनजानेवारी मेरेन केंपेचें प्राथमीक भलायकी केंद्र चालू जायना जाल्यार मोठें आंदोलन करतले म्हूण केंपेंचे नगरपालिकेन शिटकावणी दिल्या हे पीएसची खंय 2012त बांदून उबें जाल्लें मात तातूंत कसल्योच सुविधा भलायकी खात्यान चालू केल्ल्यो ना आमदार बाबू कवळेकाराक श्रेय वतलें म्हूण खंय सरकार बेत फुडें धुकलीत आसा</text:p>
      <text:p>आतां पळोवया गोंयच्यो कांय सरभोवतणच्यो खबरो</text:p>
      <text:p>घेवया एक कमर्शीयल ब्रेक</text:p>
      <text:p>भारताचें आदलें क्रिकेटर देविका पळशीकराचे मार्गदर्शनाखाला गोंयचे चलयांची सध्या नेटान तयारी चल्ल्या. सीनियर चलयांचो वन डे लीग सीझन येता त्या 6 तारखेर कोलकातांत सुरू जातलो. ह्या सर्तीखातीर बया तरेन तयार जावंक सध्या गोंय आनी विदर्भ प्रॅक्टीस मॅच खेळटात. ह्या मॅचींनी केल्ले पर्फोर्मन्साचेर गोंयची टीम वेंचून काडटले</text:p>
      <text:p>अठरावे फादर बासीलीयो आंद्राद यादस्तिक इंटर विलेज फुटबॉल सर्तीत आसोल्डेचे सँट अँथनी स्पोर्टस क्लब वस्ताद थारला. फायनलींत तांणी नागोवाच्या रॉसमॅन क्रुज स्पोर्टस क्लबाक पॅनल्टी शुट आवटार पांच आड चार गोलांनी माल्ले. ही सर्त एस.एस.दी. माजोर्दा क्लबान मसन ग्रांवडार घडोवन हाडली. फायनल मॅचीत रेग्युलेशन टायमार एकूय गोल जावंक ना.</text:p>
      <text:p>दिवचलकार नवो सोमार मोठे उमेदीन मनयात. सकाळच्यान शांतादुर्गेच्या देवळांत लोकांनी दर्शनाक लायनी लायिल्ल्यो आजसावन शांतादुर्गेचो उत्सव सुरु नव्या सोमाराच्या उत्सवाकगायकांच्यो संगीत कार्यावळीय जातात दिवचलचो फामाद नवो सोमा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